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1199a8" officeooo:paragraph-rsid="001199a8"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style:font-name="Georgia" fo:font-size="14pt" fo:language="uk" fo:country="UA" style:font-size-asian="14pt" style:font-size-complex="14pt"/>
    </style:style>
    <style:style style:name="P3" style:family="paragraph" style:parent-style-name="Standard">
      <style:paragraph-properties fo:text-align="center" style:justify-single-word="false"/>
      <style:text-properties style:font-name="Georgia" fo:font-size="14pt" fo:language="uk" fo:country="UA" officeooo:rsid="000a8619" officeooo:paragraph-rsid="000a8619" style:font-size-asian="14pt" style:font-size-complex="14pt"/>
    </style:style>
    <style:style style:name="P4" style:family="paragraph" style:parent-style-name="Standard">
      <style:paragraph-properties fo:text-align="start" style:justify-single-word="false"/>
      <style:text-properties style:font-name="Georgia" fo:font-size="14pt" fo:language="uk" fo:country="UA" officeooo:rsid="000a8619" officeooo:paragraph-rsid="000a8619" style:font-size-asian="14pt" style:font-size-complex="14pt"/>
    </style:style>
    <style:style style:name="P5" style:family="paragraph" style:parent-style-name="Standard">
      <style:paragraph-properties fo:text-align="start" style:justify-single-word="false"/>
      <style:text-properties style:font-name="Georgia" fo:font-size="16pt" fo:language="uk" fo:country="UA" fo:font-weight="bold" officeooo:rsid="00102759" officeooo:paragraph-rsid="00102759" style:font-size-asian="16pt" style:font-weight-asian="bold" style:font-size-complex="16pt" style:font-weight-complex="bold"/>
    </style:style>
    <style:style style:name="P6" style:family="paragraph" style:parent-style-name="Standard">
      <style:paragraph-properties fo:text-align="start" style:justify-single-word="false"/>
      <style:text-properties officeooo:paragraph-rsid="000c597e"/>
    </style:style>
    <style:style style:name="P7" style:family="paragraph" style:parent-style-name="Standard">
      <style:paragraph-properties fo:text-align="start" style:justify-single-word="false"/>
      <style:text-properties officeooo:paragraph-rsid="000df01d"/>
    </style:style>
    <style:style style:name="P8" style:family="paragraph" style:parent-style-name="Standard">
      <style:paragraph-properties fo:text-align="start" style:justify-single-word="false"/>
      <style:text-properties officeooo:paragraph-rsid="000f8e4e"/>
    </style:style>
    <style:style style:name="P9" style:family="paragraph" style:parent-style-name="Standard">
      <style:paragraph-properties fo:text-align="start" style:justify-single-word="false"/>
      <style:text-properties officeooo:paragraph-rsid="0014cc51"/>
    </style:style>
    <style:style style:name="P10" style:family="paragraph" style:parent-style-name="Standard">
      <style:paragraph-properties fo:text-align="start" style:justify-single-word="false"/>
      <style:text-properties officeooo:paragraph-rsid="0015f41f"/>
    </style:style>
    <style:style style:name="P11" style:family="paragraph" style:parent-style-name="Standard">
      <style:paragraph-properties fo:text-align="start" style:justify-single-word="false"/>
      <style:text-properties officeooo:rsid="000c597e" officeooo:paragraph-rsid="000df01d"/>
    </style:style>
    <style:style style:name="P12" style:family="paragraph" style:parent-style-name="Standard">
      <style:paragraph-properties fo:text-align="start" style:justify-single-word="false"/>
      <style:text-properties style:font-name="Georgia" fo:font-size="14pt" fo:language="uk" fo:country="UA" officeooo:rsid="000c597e" officeooo:paragraph-rsid="000c597e" style:font-size-asian="14pt" style:font-size-complex="14pt"/>
    </style:style>
    <style:style style:name="P13" style:family="paragraph" style:parent-style-name="Standard">
      <style:paragraph-properties fo:text-align="start" style:justify-single-word="false"/>
      <style:text-properties style:font-name="Georgia" fo:font-size="14pt" fo:language="uk" fo:country="UA" officeooo:rsid="000df01d" officeooo:paragraph-rsid="000df01d" style:font-size-asian="14pt" style:font-size-complex="14pt"/>
    </style:style>
    <style:style style:name="P14" style:family="paragraph" style:parent-style-name="Standard">
      <style:paragraph-properties fo:text-align="start" style:justify-single-word="false"/>
      <style:text-properties style:font-name="Georgia" fo:font-size="14pt" fo:language="uk" fo:country="UA" officeooo:rsid="000f8e4e" officeooo:paragraph-rsid="000df01d" style:font-size-asian="14pt" style:font-size-complex="14pt"/>
    </style:style>
    <style:style style:name="P15" style:family="paragraph" style:parent-style-name="Standard">
      <style:paragraph-properties fo:text-align="start" style:justify-single-word="false"/>
      <style:text-properties style:font-name="Georgia" fo:font-size="14pt" fo:language="uk" fo:country="UA" officeooo:rsid="00102759" officeooo:paragraph-rsid="000f8e4e" style:font-size-asian="14pt" style:font-size-complex="14pt"/>
    </style:style>
    <style:style style:name="P16" style:family="paragraph" style:parent-style-name="Standard">
      <style:paragraph-properties fo:text-align="start" style:justify-single-word="false"/>
      <style:text-properties style:font-name="Georgia" fo:font-size="14pt" fo:language="uk" fo:country="UA" fo:font-weight="normal" officeooo:rsid="0012e4ee" officeooo:paragraph-rsid="001199a8"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Georgia" fo:font-size="14pt" fo:language="uk" fo:country="UA" fo:font-weight="normal" officeooo:rsid="0014cc51" officeooo:paragraph-rsid="0014cc51"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Georgia" fo:font-size="16pt" fo:language="uk" fo:country="UA" fo:font-weight="bold" officeooo:rsid="00102759" officeooo:paragraph-rsid="00102759" style:font-size-asian="16pt" style:font-weight-asian="bold" style:font-size-complex="16pt" style:font-weight-complex="bold"/>
    </style:style>
    <style:style style:name="T1" style:family="text">
      <style:text-properties officeooo:rsid="000a8619"/>
    </style:style>
    <style:style style:name="T2" style:family="text">
      <style:text-properties style:font-name="Georgia" fo:font-size="14pt" fo:language="uk" fo:country="UA" style:font-size-asian="14pt" style:font-size-complex="14pt"/>
    </style:style>
    <style:style style:name="T3" style:family="text">
      <style:text-properties style:font-name="Georgia" fo:font-size="14pt" fo:language="uk" fo:country="UA" officeooo:rsid="000a8619" style:font-size-asian="14pt" style:font-size-complex="14pt"/>
    </style:style>
    <style:style style:name="T4" style:family="text">
      <style:text-properties style:font-name="Georgia" fo:font-size="14pt" fo:language="uk" fo:country="UA" officeooo:rsid="000c597e" style:font-size-asian="14pt" style:font-size-complex="14pt"/>
    </style:style>
    <style:style style:name="T5" style:family="text">
      <style:text-properties style:font-name="Georgia" fo:font-size="14pt" fo:language="uk" fo:country="UA" officeooo:rsid="000df01d" style:font-size-asian="14pt" style:font-size-complex="14pt"/>
    </style:style>
    <style:style style:name="T6" style:family="text">
      <style:text-properties style:font-name="Georgia" fo:font-size="14pt" fo:language="uk" fo:country="UA" officeooo:rsid="000f8e4e" style:font-size-asian="14pt" style:font-size-complex="14pt"/>
    </style:style>
    <style:style style:name="T7" style:family="text">
      <style:text-properties style:font-name="Georgia" fo:font-size="14pt" fo:language="uk" fo:country="UA" officeooo:rsid="00102759" style:font-size-asian="14pt" style:font-size-complex="14pt"/>
    </style:style>
    <style:style style:name="T8" style:family="text">
      <style:text-properties style:font-name="Georgia" fo:font-size="14pt" fo:language="uk" fo:country="UA" officeooo:rsid="000c597e" style:font-size-asian="14pt" style:language-asian="zxx" style:country-asian="none" style:font-size-complex="14pt" style:language-complex="zxx" style:country-complex="none"/>
    </style:style>
    <style:style style:name="T9" style:family="text">
      <style:text-properties style:font-name="Georgia" fo:font-size="14pt" fo:language="uk" fo:country="UA" fo:font-weight="normal" officeooo:rsid="0012e4ee" style:font-size-asian="12.25pt" style:font-weight-asian="normal" style:font-size-complex="14pt" style:font-weight-complex="normal"/>
    </style:style>
    <style:style style:name="T10" style:family="text">
      <style:text-properties style:font-name="Georgia" fo:font-size="14pt" fo:language="uk" fo:country="UA" fo:font-weight="normal" officeooo:rsid="0014cc51" style:font-size-asian="12.25pt" style:font-weight-asian="normal" style:font-size-complex="14pt" style:font-weight-complex="normal"/>
    </style:style>
    <style:style style:name="T11" style:family="text">
      <style:text-properties style:font-name="Georgia" fo:font-size="14pt" fo:language="uk" fo:country="UA" fo:font-weight="normal" officeooo:rsid="0015f41f" style:font-size-asian="12.25pt" style:font-weight-asian="normal" style:font-size-complex="14pt" style:font-weight-complex="normal"/>
    </style:style>
    <style:style style:name="T12" style:family="text">
      <style:text-properties style:font-name="Georgia" fo:font-size="14pt" fo:language="uk" fo:country="UA" fo:font-weight="normal" officeooo:rsid="00183ae9" style:font-size-asian="12.25pt" style:font-weight-asian="normal" style:font-size-complex="14pt" style:font-weight-complex="normal"/>
    </style:style>
    <style:style style:name="T13" style:family="text">
      <style:text-properties style:font-name="Georgia" fo:language="uk" fo:country="UA"/>
    </style:style>
    <style:style style:name="T14" style:family="text">
      <style:text-properties style:font-name="Georgia" fo:language="uk" fo:country="UA" officeooo:rsid="0012e4ee"/>
    </style:style>
    <style:style style:name="T15" style:family="text">
      <style:text-properties style:font-name="Georgia" fo:language="uk" fo:country="UA" officeooo:rsid="00176e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Контрольна робота</text:p>
      <text:p text:style-name="P2">з курсу</text:p>
      <text:p text:style-name="P2"/>
      <text:p text:style-name="P2">«Маніпуляції суспільною свідомістю: технології протидії»</text:p>
      <text:p text:style-name="P2"/>
      <text:p text:style-name="P2">студента</text:p>
      <text:p text:style-name="P2"/>
      <text:p text:style-name="P2">факультета <text:span text:style-name="T1">математики і інформатики</text:span>, групи <text:span text:style-name="T1">МФ-31</text:span></text:p>
      <text:p text:style-name="P2"/>
      <text:p text:style-name="P3">Чистякова Артема</text:p>
      <text:p text:style-name="P3">20.11.2020</text:p>
      <text:p text:style-name="P3"/>
      <text:p text:style-name="P4"/>
      <text:p text:style-name="P5">1.</text:p>
      <text:p text:style-name="P4"/>
      <text:p text:style-name="P6"><text:span text:style-name="T3">В сучаному світі медіа грає дуже важливу роль</text:span><text:span text:style-name="T4">, бо вона вже відповідальна не тільки за контент, який розповсюджує, а й за його наслідки. Сучасна медія навіть здатна втановлювати свій порядок денний людині чи суспільству, якє прислуховується до її контенту. </text:span></text:p>
      <text:p text:style-name="P12"/>
      <text:p text:style-name="P6"><text:span text:style-name="T4">Теорію встянов</text:span><text:span text:style-name="T7">л</text:span><text:span text:style-name="T4">ення порядку денного </text:span><text:span text:style-name="T8">сформолювали</text:span><text:span text:style-name="T4"> Маквел Маккобс та Дональд Шоу</text:span><text:span text:style-name="T7">, д</text:span><text:span text:style-name="T4">е головна ідея у наступному: засоби інформаціі мають мождивість перетворювати порядок денний новин на порядок денний громади. </text:span></text:p>
      <text:p text:style-name="P12"/>
      <text:p text:style-name="P11"><text:span text:style-name="T2">Щоб підтведити свою теорію, Шоу та Маккобс провели опитування маленького містечка в США </text:span><text:span text:style-name="T5">перед </text:span><text:span text:style-name="T7">локальними</text:span><text:span text:style-name="T5"> виборами влади. Вони попросили написати список с десяти наваждивіших речей, шо потрібно зробіти кожному опитанному. Результати були такі, що рецензенти, які дивилися новини, поставили політичне питання до свого топ 5, а рецензенти, які не дивилися новини, віднесли це питання до 9-10 пункта важливості. </text:span></text:p>
      <text:p text:style-name="P13"/>
      <text:p text:style-name="P7"><text:span text:style-name="T5">Отже, теорія порядку денного була підтверженна на практиці, </text:span><text:span text:style-name="T7">та</text:span><text:span text:style-name="T5"> тепер ця ідея дає гарний грунт для дискусій, тому що якщо </text:span><text:span text:style-name="T6">громада</text:span><text:span text:style-name="T5"> бул</text:span><text:span text:style-name="T6">а</text:span><text:span text:style-name="T5"> впевнен</text:span><text:span text:style-name="T6">а</text:span><text:span text:style-name="T5"> важливістю політичних проблем, коли ці проблеми </text:span><text:span text:style-name="T7">крутили</text:span><text:span text:style-name="T6"> у новинах, то також громада буде впевнена у важливості якогось фейку, коли цей фейк буде розповсюджуватись по інформаційному простору. </text:span></text:p>
      <text:p text:style-name="P14"/>
      <text:p text:style-name="P8"><text:span text:style-name="T6">Різниця у встановленні порядку денному традиційних медія та Інтернет медія може полягати в тому, що, по-перше, Інтернет набагато швидше, більше та ближче, тому інформація про фейки як і розповсюджується </text:span><text:span text:style-name="T7">ш</text:span><text:span text:style-name="T6">видше, так і зникає швидше. </text:span><text:span text:style-name="T7">Тут фейкова інформація, загалом, довго не живе. Та, по-друге, фейковий контент може стосуватися чого завгодно - від космосу до їжі. Традиційні медія фейки, протилежно, загалом </text:span><text:soft-page-break/><text:span text:style-name="T7">стосуются політичних питань, та могут тривати набагато довше, ніж Інтернет фейки.</text:span></text:p>
      <text:p text:style-name="P15"/>
      <text:p text:style-name="P15"/>
      <text:p text:style-name="P5">2.</text:p>
      <text:p text:style-name="P5"/>
      <text:p text:style-name="P1"><text:span text:style-name="T13">Теорію символів, візуальних та мовних атпектів описав Маршал мак Льюін у теоріі “Серидовище символів”, де основною ідеєю є думка, що важливо, що інформація несе</text:span><text:span text:style-name="T14">:</text:span><text:span text:style-name="T13"> середовище є повідомлення. </text:span><text:span text:style-name="T14">Щоб зрозуміти про що говорить Лью</text:span><text:span text:style-name="T15">і</text:span><text:span text:style-name="T14">н, можна уявити, наприклад, танці, де спілкування з глядачем відбувається невербально, але сенс та емоціі все одно залишаются зрозумілими. </text:span></text:p>
      <text:p text:style-name="P16"/>
      <text:p text:style-name="P9"><text:span text:style-name="T9">Гарним прикладом маніпуляции через таке невербальне спілкування є реклама. Погляньте на рекламу CocaCola, де завжди показують щасливих, радісних людей, що випивають цей напій, та все становиться добре як ніколи. Глядач (якщо не аналізує, що відбувається) підсвідомо вбере цей контент, та наступного разу, стоячи біля полици у супермаркету</text:span><text:span text:style-name="T12">,</text:span><text:span text:style-name="T9"> вибере саме CocaCola, навіть того не усвідомивши. </text:span><text:span text:style-name="T10">Ось і маніпуляція. </text:span></text:p>
      <text:p text:style-name="P17"/>
      <text:p text:style-name="P10"><text:span text:style-name="T10">Також до цієї </text:span><text:span text:style-name="T11">категоріі маніпуляціі можна віднести яскраві, блискучі вивіски чи фрази різного коліру, які впадають в око. Наприклад, кнопка “купити” в Інтернет магазині буде великою та зеленою чи синьою: великою, щоб було видно, та зеленою чи синью, щоб придати уяву безпечного, тим самим не втратив покупця.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0T11:49:55.874533801</meta:creation-date>
    <dc:date>2020-11-20T13:33:33.248997633</dc:date>
    <meta:editing-duration>PT6M47S</meta:editing-duration>
    <meta:editing-cycles>3</meta:editing-cycles>
    <meta:generator>LibreOffice/6.4.6.2$Linux_X86_64 LibreOffice_project/40$Build-2</meta:generator>
    <meta:document-statistic meta:table-count="0" meta:image-count="0" meta:object-count="0" meta:page-count="2" meta:paragraph-count="17" meta:word-count="419" meta:character-count="2940" meta:non-whitespace-character-count="2531"/>
  </office:meta>
</office:document-meta>
</file>